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3ce" officeooo:paragraph-rsid="001b53ce"/>
    </style:style>
    <style:style style:name="P2" style:family="paragraph" style:parent-style-name="Standard">
      <style:text-properties officeooo:rsid="001b53ce" officeooo:paragraph-rsid="001c9bdd"/>
    </style:style>
    <style:style style:name="P3" style:family="paragraph" style:parent-style-name="Standard">
      <style:text-properties fo:font-size="10pt" officeooo:rsid="001b53ce" officeooo:paragraph-rsid="001b53ce" style:font-size-asian="10pt" style:font-size-complex="10pt"/>
    </style:style>
    <style:style style:name="P4" style:family="paragraph" style:parent-style-name="Standard">
      <style:text-properties officeooo:rsid="001dc9b7" officeooo:paragraph-rsid="001dc9b7"/>
    </style:style>
    <style:style style:name="P5" style:family="paragraph" style:parent-style-name="Standard">
      <style:text-properties style:font-name="Liberation Serif" fo:font-size="12pt" officeooo:rsid="001dc9b7" officeooo:paragraph-rsid="001dc9b7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b53ce" officeooo:paragraph-rsid="001b53ce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b53ce" officeooo:paragraph-rsid="001dc9b7" style:font-size-asian="12pt" style:font-size-complex="12pt"/>
    </style:style>
    <style:style style:name="P8" style:family="paragraph" style:parent-style-name="Standard">
      <style:text-properties fo:font-size="12pt" officeooo:rsid="001b53ce" officeooo:paragraph-rsid="001b53ce" style:font-size-asian="12pt" style:font-size-complex="12pt"/>
    </style:style>
    <style:style style:name="P9" style:family="paragraph" style:parent-style-name="Standard">
      <style:text-properties officeooo:rsid="001e52c7" officeooo:paragraph-rsid="001e52c7"/>
    </style:style>
    <style:style style:name="P10" style:family="paragraph" style:parent-style-name="Standard">
      <style:text-properties officeooo:rsid="001e52c7" officeooo:paragraph-rsid="001ecdce"/>
    </style:style>
    <style:style style:name="P11" style:family="paragraph" style:parent-style-name="Standard">
      <style:text-properties officeooo:rsid="001ecdce" officeooo:paragraph-rsid="001ecdce"/>
    </style:style>
    <style:style style:name="P12" style:family="paragraph" style:parent-style-name="Standard">
      <style:text-properties officeooo:rsid="001e52c7" officeooo:paragraph-rsid="001e52c7"/>
    </style:style>
    <style:style style:name="P13" style:family="paragraph" style:parent-style-name="Standard">
      <style:text-properties officeooo:rsid="001ffd26" officeooo:paragraph-rsid="001ffd26"/>
    </style:style>
    <style:style style:name="T1" style:family="text">
      <style:text-properties officeooo:rsid="001dc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# update remaining weight <text:s/>tons in po from trailers</text:p>
      <text:p text:style-name="P5"/>
      <text:p text:style-name="P6">update purchase_orders </text:p>
      <text:p text:style-name="P6"/>
      <text:p text:style-name="P6">set </text:p>
      <text:p text:style-name="P7"><text:s text:c="5"/>remaining_weight_tons = </text:p>
      <text:p text:style-name="P7"><text:s text:c="33"/>required_weight_tons - weight_tons </text:p>
      <text:p text:style-name="P6"><text:s text:c="12"/><text:span text:style-name="T1">from trailers</text:span> <text:s text:c="15"/></text:p>
      <text:p text:style-name="P6"><text:s text:c="22"/>where purchase_orders.id <text:s/>= trailers.purchaseorder_id;</text:p>
      <text:p text:style-name="P8"/>
      <text:p text:style-name="P4"># display po and weights</text:p>
      <text:p text:style-name="P1"/>
      <text:p text:style-name="P11">select <text:s text:c="87"/></text:p>
      <text:p text:style-name="P11"><text:s text:c="7"/>purchase_orders.po_nbr, </text:p>
      <text:p text:style-name="P11"><text:s text:c="7"/>purchase_orders.remaining_weight_tons, </text:p>
      <text:p text:style-name="P11"><text:s text:c="7"/>purchase_orders.required_weight_tons,</text:p>
      <text:p text:style-name="P11"><text:s text:c="7"/>trailers. weight_tons</text:p>
      <text:p text:style-name="P11">from purchase_orders, trailers </text:p>
      <text:p text:style-name="P11">where purchase_orders.id = trailers.purchaseorder_id;</text:p>
      <text:p text:style-name="P2"/>
      <text:p text:style-name="P2"/>
      <text:p text:style-name="P4"># update trailer_weights to 1</text:p>
      <text:p text:style-name="P4"/>
      <text:p text:style-name="P4">update trailers</text:p>
      <text:p text:style-name="P4"><text:s text:c="5"/>set weight_tons = 1;</text:p>
      <text:p text:style-name="P4"/>
      <text:p text:style-name="P9"># convert tons to lbs in purchase orders</text:p>
      <text:p text:style-name="P9"/>
      <text:p text:style-name="P9">update purchase_orders</text:p>
      <text:p text:style-name="P9"><text:s text:c="4"/>set </text:p>
      <text:p text:style-name="P9"><text:s text:c="8"/>required_weight_lbs = required_weight_tons * 2206.7,</text:p>
      <text:p text:style-name="P9"><text:s text:c="8"/>remaining_weight_lbs = remaining_weight_tons * 2206.7;</text:p>
      <text:p text:style-name="P9"/>
      <text:p text:style-name="P9"># display weights in tons and lbs</text:p>
      <text:p text:style-name="P9"/>
      <text:p text:style-name="P10">select </text:p>
      <text:p text:style-name="P10"><text:s text:c="5"/>required_weight_tons, </text:p>
      <text:p text:style-name="P10"><text:s text:c="5"/>required_weight_lbs, </text:p>
      <text:p text:style-name="P10"><text:s text:c="5"/>remaining_weight_tons, </text:p>
      <text:p text:style-name="P10"><text:s text:c="5"/>remaining_weight_lbs </text:p>
      <text:p text:style-name="P10">from purchase_orders;</text:p>
      <text:p text:style-name="P9"/>
      <text:p text:style-name="P9"/>
      <text:p text:style-name="P13">update trailers</text:p>
      <text:p text:style-name="P13"><text:s text:c="2"/>set worker =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5:04:23.366672495</meta:creation-date>
    <dc:date>2015-10-10T09:14:19.650581882</dc:date>
    <meta:editing-duration>PT11H45M41S</meta:editing-duration>
    <meta:editing-cycles>7</meta:editing-cycles>
    <meta:generator>LibreOffice/4.4.2.2$Linux_X86_64 LibreOffice_project/40m0$Build-2</meta:generator>
    <meta:document-statistic meta:table-count="0" meta:image-count="0" meta:object-count="0" meta:page-count="1" meta:paragraph-count="32" meta:word-count="93" meta:character-count="1104" meta:non-whitespace-character-count="777"/>
  </office:meta>
</office:document-meta>
</file>